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35cm" fo:min-width="5cm"/>
      <style:paragraph-properties style:writing-mode="lr-tb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3.992cm" fo:min-width="3.742cm" draw:shadow="hidden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174cm" fo:min-width="0cm"/>
      <style:paragraph-properties style:writing-mode="lr-tb"/>
    </style:style>
    <style:style style:name="gr5" style:family="graphic" style:parent-style-name="standard">
      <style:graphic-properties svg:stroke-color="#000000" draw:fill-color="#999999" draw:textarea-horizontal-align="justify" draw:textarea-vertical-align="middle" draw:auto-grow-height="false" fo:min-height="0cm" fo:min-width="3.6cm"/>
    </style:style>
    <style:style style:name="gr6" style:family="graphic" style:parent-style-name="standard">
      <style:graphic-properties draw:fill-color="#dee6ef" draw:textarea-horizontal-align="justify" draw:textarea-vertical-align="middle" draw:auto-grow-height="false" fo:min-height="2.674cm" fo:min-width="0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3.8cm"/>
      <style:paragraph-properties style:writing-mode="lr-tb"/>
    </style:style>
    <style:style style:name="gr8" style:family="graphic" style:parent-style-name="objectwithoutfill">
      <style:graphic-properties svg:stroke-color="#000000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6cm" fo:min-width="3.263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vertical-align="middle" draw:auto-grow-height="false" fo:min-height="2.95cm" fo:min-width="2.7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999999"/>
      <style:paragraph-properties fo:text-align="center"/>
    </style:style>
    <style:style style:name="P6" style:family="paragraph">
      <loext:graphic-properties draw:fill-color="#dee6ef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5cm" svg:height="2.6cm" svg:x="1.3cm" svg:y="9cm">
          <text:p text:style-name="P1">Lentille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5.5cm" svg:height="2.6cm" svg:x="7.6cm" svg:y="9cm">
          <text:p text:style-name="P1">Capteur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.5cm" svg:height="2.6cm" svg:x="13.9cm" svg:y="9cm">
          <text:p text:style-name="P1">Électronique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6.8cm" svg:y1="10.3cm" svg:x2="7.6cm" svg:y2="10.3cm" draw:start-shape="id1" draw:start-glue-point="1" draw:end-shape="id2" draw:end-glue-point="3" svg:d="M6800 10300h800" svg:viewBox="0 0 801 1">
          <text:p/>
        </draw:connector>
        <draw:connector draw:style-name="gr2" draw:text-style-name="P3" draw:layer="layout" draw:type="line" svg:x1="13.1cm" svg:y1="10.3cm" svg:x2="13.9cm" svg:y2="10.3cm" draw:start-shape="id2" draw:start-glue-point="1" draw:end-shape="id3" draw:end-glue-point="3" svg:d="M13100 10300h800" svg:viewBox="0 0 801 1">
          <text:p/>
        </draw:connector>
        <draw:path draw:style-name="gr3" draw:text-style-name="P4" draw:layer="layout" svg:width="4.7cm" svg:height="4.534cm" svg:x="7.399cm" svg:y="20.665cm" svg:viewBox="0 0 4701 4535" svg:d="M300 3834h4100v-3834c79 62 146 138 196 226 69 119 105 254 105 391v3134c0 138-36 273-105 392s-168 218-287 287-254 105-391 105h-1-3133c-138 0-273-36-392-105s-218-168-287-287-105-254-105-392v-3134c0-137 36-272 105-391 50-87 116-164 195-225z">
          <text:p/>
        </draw:path>
        <draw:custom-shape draw:style-name="gr4" draw:text-style-name="P2" draw:layer="layout" svg:width="0.6cm" svg:height="0.6cm" svg:x="9.3cm" svg:y="21.6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cm" svg:height="0.6cm" svg:x="10cm" svg:y="22.5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cm" svg:height="0.6cm" svg:x="10.4cm" svg:y="21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cm" svg:height="0.6cm" svg:x="8.6cm" svg:y="22.5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cm" svg:height="0.6cm" svg:x="9.5cm" svg:y="23.9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cm" svg:height="0.6cm" svg:x="8.5cm" svg:y="23.8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cm" svg:height="0.6cm" svg:x="8.3cm" svg:y="19.1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cm" svg:height="0.6cm" svg:x="9.6cm" svg:y="20.7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cm" svg:height="0.6cm" svg:x="10.2cm" svg:y="23.1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8" draw:id="id8" draw:layer="layout" svg:width="0.6cm" svg:height="0.6cm" svg:x="10.6cm" svg:y="21.8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cm" svg:height="0.6cm" svg:x="7.8cm" svg:y="21.7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cm" svg:height="0.6cm" svg:x="10.1cm" svg:y="26.4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cm" svg:height="0.6cm" svg:x="9.6cm" svg:y="25.4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cm" svg:height="0.6cm" svg:x="8.9cm" svg:y="26.2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cm" svg:height="0.6cm" svg:x="8.2cm" svg:y="25.5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cm" svg:height="0.6cm" svg:x="8.8cm" svg:y="27.2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cm" svg:height="0.6cm" svg:x="10.5cm" svg:y="25.7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0" draw:id="id10" draw:layer="layout" svg:width="0.6cm" svg:height="0.6cm" svg:x="11.1cm" svg:y="26.6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cm" svg:height="0.6cm" svg:x="7.7cm" svg:y="26.6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cm" svg:height="0.6cm" svg:x="8.6cm" svg:y="20.8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cm" svg:height="0.6cm" svg:x="10.6cm" svg:y="19.2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6" draw:id="id6" draw:layer="layout" svg:width="4.1cm" svg:height="0.2cm" svg:x="7.7cm" svg:y="20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xml:id="id4" draw:id="id4" draw:layer="layout" svg:width="0.4cm" svg:height="4.1cm" draw:transform="rotate (1.5707963267949) translate (7.7cm 20.3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7" draw:text-style-name="P2" xml:id="id7" draw:id="id7" draw:layer="layout" svg:width="4.3cm" svg:height="1cm" svg:x="13.4cm" svg:y="21.5cm">
          <text:p text:style-name="P1">filtre</text:p>
          <draw:enhanced-geometry svg:viewBox="0 0 21600 21600" draw:type="rectangle" draw:enhanced-path="M 0 0 L 21600 0 21600 21600 0 21600 0 0 Z N"/>
        </draw:custom-shape>
        <draw:custom-shape draw:style-name="gr7" draw:text-style-name="P2" xml:id="id11" draw:id="id11" draw:layer="layout" svg:width="4.3cm" svg:height="1cm" svg:x="13.4cm" svg:y="25.5cm">
          <text:p text:style-name="P1">électron</text:p>
          <draw:enhanced-geometry svg:viewBox="0 0 21600 21600" draw:type="rectangle" draw:enhanced-path="M 0 0 L 21600 0 21600 21600 0 21600 0 0 Z N"/>
        </draw:custom-shape>
        <draw:custom-shape draw:style-name="gr7" draw:text-style-name="P2" xml:id="id9" draw:id="id9" draw:layer="layout" svg:width="4.3cm" svg:height="1cm" svg:x="13.4cm" svg:y="23.4cm">
          <text:p text:style-name="P1">photon</text:p>
          <draw:enhanced-geometry svg:viewBox="0 0 21600 21600" draw:type="rectangle" draw:enhanced-path="M 0 0 L 21600 0 21600 21600 0 21600 0 0 Z N"/>
        </draw:custom-shape>
        <draw:custom-shape draw:style-name="gr7" draw:text-style-name="P2" xml:id="id5" draw:id="id5" draw:layer="layout" svg:width="4.3cm" svg:height="1cm" svg:x="13.4cm" svg:y="19.7cm">
          <text:p text:style-name="P1">lentille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11.8cm" svg:y1="20.1cm" svg:x2="13.4cm" svg:y2="20.2cm" draw:start-shape="id4" draw:start-glue-point="6" draw:end-shape="id5" draw:end-glue-point="3" svg:d="M11800 20100l1600 100" svg:viewBox="0 0 1601 101">
          <text:p/>
        </draw:connector>
        <draw:connector draw:style-name="gr8" draw:text-style-name="P3" draw:layer="layout" draw:type="line" svg:x1="11.8cm" svg:y1="20.6cm" svg:x2="13.4cm" svg:y2="22cm" draw:start-shape="id6" draw:start-glue-point="1" draw:end-shape="id7" draw:end-glue-point="3" svg:d="M11800 20600l1600 1400" svg:viewBox="0 0 1601 1401">
          <text:p/>
        </draw:connector>
        <draw:connector draw:style-name="gr8" draw:text-style-name="P3" draw:layer="layout" draw:type="line" svg:x1="11.2cm" svg:y1="22.1cm" svg:x2="13.4cm" svg:y2="23.9cm" draw:start-shape="id8" draw:start-glue-point="10" draw:end-shape="id9" draw:end-glue-point="3" svg:d="M11200 22100l2200 1800" svg:viewBox="0 0 2201 1801">
          <text:p/>
        </draw:connector>
        <draw:connector draw:style-name="gr8" draw:text-style-name="P3" draw:layer="layout" draw:type="line" svg:x1="11.7cm" svg:y1="26.9cm" svg:x2="13.4cm" svg:y2="26cm" draw:start-shape="id10" draw:start-glue-point="10" draw:end-shape="id11" draw:end-glue-point="3" svg:d="M11700 26900l1700-900" svg:viewBox="0 0 1701 901">
          <text:p/>
        </draw:connector>
        <draw:frame draw:style-name="gr9" draw:text-style-name="P7" draw:layer="layout" svg:width="4.4cm" svg:height="1cm" svg:x="2.4cm" svg:y="21.7cm">
          <draw:text-box>
            <text:p>Puit à photon</text:p>
          </draw:text-box>
        </draw:frame>
        <draw:custom-shape draw:style-name="gr10" draw:text-style-name="P4" draw:layer="layout" svg:width="4.3cm" svg:height="1.7cm" svg:x="1.8cm" svg:y="12cm">
          <text:p text:style-name="P8">Lumièr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4" draw:layer="layout" svg:width="4.3cm" svg:height="1.7cm" svg:x="14.6cm" svg:y="12cm">
          <text:p text:style-name="P8">électricité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4" draw:layer="layout" svg:width="3.2cm" svg:height="3.2cm" draw:transform="rotate (-0.508938009881546) translate (9.732cm 10.874cm)">
          <text:p/>
          <draw:enhanced-geometry svg:viewBox="0 0 780 907" draw:type="non-primitive" draw:enhanced-path="M 390 0 L 492 276 780 228 594 457 780 679 492 631 390 907 288 631 0 679 186 457 0 228 288 276 39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18:28:29.491969172</meta:creation-date>
    <dc:date>2021-01-27T18:25:16.596708198</dc:date>
    <meta:editing-duration>PT23M21S</meta:editing-duration>
    <meta:editing-cycles>6</meta:editing-cycles>
    <meta:generator>LibreOffice/6.4.6.2$Linux_X86_64 LibreOffice_project/40$Build-2</meta:generator>
    <meta:document-statistic meta:object-count="41"/>
  </office:meta>
</office:document-meta>
</file>